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207.89pt"/>
    </style:style>
    <style:style style:name="co7" style:family="table-column">
      <style:table-column-properties fo:break-before="auto" style:column-width="136.86pt"/>
    </style:style>
    <style:style style:name="co8" style:family="table-column">
      <style:table-column-properties fo:break-before="auto" style:column-width="127.11pt"/>
    </style:style>
    <style:style style:name="co9" style:family="table-column">
      <style:table-column-properties fo:break-before="auto" style:column-width="128.95pt"/>
    </style:style>
    <style:style style:name="co10" style:family="table-column">
      <style:table-column-properties fo:break-before="auto" style:column-width="114.75pt"/>
    </style:style>
    <style:style style:name="co11" style:family="table-column">
      <style:table-column-properties fo:break-before="page" style:column-width="48.84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47.59pt"/>
    </style:style>
    <style:style style:name="co14" style:family="table-column">
      <style:table-column-properties fo:break-before="auto" style:column-width="69.45pt"/>
    </style:style>
    <style:style style:name="co15" style:family="table-column">
      <style:table-column-properties fo:break-before="auto" style:column-width="43.71pt"/>
    </style:style>
    <style:style style:name="co16" style:family="table-column">
      <style:table-column-properties fo:break-before="auto" style:column-width="28.29pt"/>
    </style:style>
    <style:style style:name="co17" style:family="table-column">
      <style:table-column-properties fo:break-before="auto" style:column-width="32.14pt"/>
    </style:style>
    <style:style style:name="co18" style:family="table-column">
      <style:table-column-properties fo:break-before="auto" style:column-width="652.31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24.55pt" fo:break-before="auto" style:use-optimal-row-height="true"/>
    </style:style>
    <style:style style:name="ro4" style:family="table-row">
      <style:table-row-properties style:row-height="22.85pt" fo:break-before="auto" style:use-optimal-row-height="false"/>
    </style:style>
    <style:style style:name="ro5" style:family="table-row">
      <style:table-row-properties style:row-height="40.34pt" fo:break-before="auto" style:use-optimal-row-height="false"/>
    </style:style>
    <style:style style:name="ro6" style:family="table-row">
      <style:table-row-properties style:row-height="38.81pt" fo:break-before="auto" style:use-optimal-row-height="false"/>
    </style:style>
    <style:style style:name="ro7" style:family="table-row">
      <style:table-row-properties style:row-height="35.94pt" fo:break-before="auto" style:use-optimal-row-height="true"/>
    </style:style>
    <style:style style:name="ro8" style:family="table-row">
      <style:table-row-properties style:row-height="33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000000" fo:border="0.06pt solid #000000" style:vertical-align="top"/>
      <style:text-properties style:use-window-font-color="true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/>
    </style:style>
    <style:style style:name="ce5" style:family="table-cell" style:parent-style-name="Default">
      <style:table-cell-properties fo:background-color="#cccccc" fo:wrap-option="wrap" fo:border="0.06pt solid #000000" style:vertical-align="top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p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dab9" style:text-align-source="fix" style:repeat-content="false" fo:wrap-option="wrap" fo:border="0.99pt solid #000000" style:vertical-align="middle"/>
      <style:paragraph-properties fo:text-align="center"/>
    </style:style>
    <style:style style:name="ce12" style:family="table-cell" style:parent-style-name="Default">
      <style:table-cell-properties fo:wrap-option="wrap" fo:border="0.99pt solid #000000" style:vertical-align="middle"/>
    </style:style>
    <style:style style:name="ce13" style:family="table-cell" style:parent-style-name="Default">
      <style:table-cell-properties fo:background-color="#ffdab9" style:text-align-source="fix" style:repeat-content="false" fo:wrap-option="wrap" fo:border="0.99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dab9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f0e68c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fo:wrap-option="wrap" fo:border="0.06pt solid #000000" style:vertical-align="middle"/>
    </style:style>
    <style:style style:name="ce19" style:family="table-cell" style:parent-style-name="Default">
      <style:table-cell-properties fo:background-color="#adff2f" style:text-align-source="fix" style:repeat-content="false" fo:wrap-option="wrap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6395ed" style:text-align-source="fix" style:repeat-content="false" fo:wrap-option="wrap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ff7f50" style:text-align-source="fix" style:repeat-content="false" fo:wrap-option="wrap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dab9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c71585" style:text-align-source="fix" style:repeat-content="false" fo:wrap-option="wrap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000000" fo:border="0.06pt solid #000000"/>
      <style:text-properties style:use-window-font-color="true"/>
    </style:style>
    <style:style style:name="ce26" style:family="table-cell" style:parent-style-name="Default">
      <style:table-cell-properties fo:background-color="#00cccc" style:text-align-source="fix" style:repeat-content="false" fo:border="0.06pt solid #000000" style:vertical-align="top"/>
      <style:paragraph-properties fo:text-align="center" fo:margin-left="0pt"/>
    </style:style>
    <style:style style:name="ce27" style:family="table-cell" style:parent-style-name="Default">
      <style:table-cell-properties fo:background-color="#ffdab9" style:text-align-source="fix" style:repeat-content="false" fo:border="0.06pt solid #000000" style:vertical-align="top"/>
      <style:paragraph-properties fo:text-align="center" fo:margin-left="0pt"/>
    </style:style>
    <style:style style:name="ce28" style:family="table-cell" style:parent-style-name="Default">
      <style:table-cell-properties fo:background-color="#f0e68c" style:text-align-source="fix" style:repeat-content="false" fo:border="0.06pt solid #000000" style:vertical-align="top"/>
      <style:paragraph-properties fo:text-align="center" fo:margin-left="0pt"/>
    </style:style>
    <style:style style:name="ce29" style:family="table-cell" style:parent-style-name="Default">
      <style:table-cell-properties fo:background-color="#adff2f" style:text-align-source="fix" style:repeat-content="false" fo:border="0.06pt solid #000000" style:vertical-align="top"/>
      <style:paragraph-properties fo:text-align="center" fo:margin-left="0pt"/>
    </style:style>
    <style:style style:name="ce30" style:family="table-cell" style:parent-style-name="Default">
      <style:table-cell-properties fo:background-color="#6395ed" style:text-align-source="fix" style:repeat-content="false" fo:border="0.06pt solid #000000" style:vertical-align="top"/>
      <style:paragraph-properties fo:text-align="center" fo:margin-left="0pt"/>
    </style:style>
    <style:style style:name="ce31" style:family="table-cell" style:parent-style-name="Default">
      <style:table-cell-properties fo:background-color="#ff7f50" style:text-align-source="fix" style:repeat-content="false" fo:border="0.06pt solid #000000" style:vertical-align="top"/>
      <style:paragraph-properties fo:text-align="center" fo:margin-left="0pt"/>
    </style:style>
    <style:style style:name="ce32" style:family="table-cell" style:parent-style-name="Default">
      <style:table-cell-properties fo:background-color="#c71585" style:text-align-source="fix" style:repeat-content="false" fo:border="0.06pt solid #000000" style:vertical-align="top"/>
      <style:paragraph-properties fo:text-align="center" fo:margin-left="0pt"/>
    </style:style>
    <style:style style:name="ce33" style:family="table-cell" style:parent-style-name="Default">
      <style:table-cell-properties fo:background-color="#00cccc"/>
    </style:style>
    <style:style style:name="ce34" style:family="table-cell" style:parent-style-name="Default">
      <style:table-cell-properties fo:background-color="#00cccc" fo:border="0.06pt solid #000000"/>
    </style:style>
    <style:style style:name="ce3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pt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ackground-color="#ffffcc" fo:border="0.06pt solid #000000"/>
    </style:style>
    <style:style style:name="ce39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start" fo:margin-left="0pt"/>
    </style:style>
    <style:style style:name="ce40" style:family="table-cell" style:parent-style-name="Default" style:data-style-name="N41">
      <style:table-cell-properties fo:background-color="#ffffcc" style:text-align-source="fix" style:repeat-content="false" fo:border="0.06pt solid #000000" style:vertical-align="top"/>
      <style:paragraph-properties fo:text-align="center" fo:margin-left="0pt"/>
    </style:style>
    <style:style style:name="ce41" style:family="table-cell" style:parent-style-name="Default" style:data-style-name="N119">
      <style:table-cell-properties fo:background-color="#ffffcc" style:text-align-source="fix" style:repeat-content="false" fo:border="0.06pt solid #000000" style:vertical-align="top"/>
      <style:paragraph-properties fo:text-align="end" fo:margin-left="0pt"/>
    </style:style>
    <style:style style:name="ce42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style:use-window-font-color="true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pt"/>
    </style:style>
    <style:style style:name="ce44" style:family="table-cell" style:parent-style-name="Default">
      <style:table-cell-properties fo:border-bottom="none" fo:border-left="none" fo:border-right="none" fo:border-top="0.06pt solid #000000" style:vertical-align="top"/>
    </style:style>
    <style:style style:name="ce45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46" style:family="table-cell" style:parent-style-name="Default">
      <style:table-cell-properties fo:border-bottom="0.06pt solid #000000" fo:border-left="none" fo:border-right="none" fo:border-top="0.06pt solid #000000" style:vertical-align="top"/>
    </style:style>
  </office:automatic-styles>
  <office:body>
    <office:spreadsheet>
      <table:table table:name="Sheet1" table:style-name="ta1" table:print-ranges="Sheet1.A1:Sheet1.U9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number-columns-repeated="2" table:default-cell-style-name="ce37"/>
        <table:table-column table:style-name="co19" table:number-columns-repeated="100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ser Controls</text:p>
          </table:table-cell>
          <table:covered-table-cell table:number-columns-repeated="2" table:style-name="ce8"/>
          <table:table-cell table:style-name="ce8"/>
          <table:table-cell table:style-name="ce9" office:value-type="string" calcext:value-type="string" table:number-columns-spanned="6" table:number-rows-spanned="1">
            <text:p>Visualization behaviour</text:p>
          </table:table-cell>
          <table:covered-table-cell table:number-columns-repeated="5" table:style-name="ce15"/>
          <table:table-cell table:style-name="ce24" table:number-columns-spanned="5" table:number-rows-spanned="1"/>
          <table:covered-table-cell table:style-name="ce24" office:value-type="string" calcext:value-type="string">
            <text:p>Sample query setup</text:p>
          </table:covered-table-cell>
          <table:covered-table-cell table:number-columns-repeated="3" table:style-name="ce34"/>
          <table:table-cell table:style-name="ce34"/>
          <table:table-cell table:style-name="ce35" office:value-type="string" calcext:value-type="string" table:number-columns-spanned="3" table:number-rows-spanned="1">
            <text:p>Query</text:p>
          </table:table-cell>
          <table:covered-table-cell table:number-columns-repeated="2" table:style-name="ce38"/>
          <table:table-cell table:style-name="ce35" office:value-type="string" calcext:value-type="string" table:number-columns-spanned="2" table:number-rows-spanned="1">
            <text:p>Query Performance</text:p>
          </table:table-cell>
          <table:covered-table-cell table:style-name="ce38"/>
          <table:table-cell table:number-columns-repeated="1001"/>
        </table:table-row>
        <table:table-row table:style-name="ro1">
          <table:table-cell table:style-name="ce2" office:value-type="string" calcext:value-type="string">
            <text:p>Reporter</text:p>
          </table:table-cell>
          <table:table-cell table:style-name="ce2" office:value-type="string" calcext:value-type="string">
            <text:p>Commodity</text:p>
          </table:table-cell>
          <table:table-cell table:style-name="ce2" office:value-type="string" calcext:value-type="string">
            <text:p>Partne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horopleth</text:p>
          </table:table-cell>
          <table:table-cell table:style-name="ce2" office:value-type="string" calcext:value-type="string">
            <text:p>yearChart</text:p>
          </table:table-cell>
          <table:table-cell table:style-name="ce2" office:value-type="string" calcext:value-type="string">
            <text:p>topImportSources</text:p>
          </table:table-cell>
          <table:table-cell table:style-name="ce2" office:value-type="string" calcext:value-type="string">
            <text:p>topImportCommodities</text:p>
          </table:table-cell>
          <table:table-cell table:style-name="ce2" office:value-type="string" calcext:value-type="string">
            <text:p>topExportDestinations</text:p>
          </table:table-cell>
          <table:table-cell table:style-name="ce2" office:value-type="string" calcext:value-type="string">
            <text:p>topExportCommodities</text:p>
          </table:table-cell>
          <table:table-cell table:style-name="ce25" office:value-type="string" calcext:value-type="string">
            <text:p>Query</text:p>
          </table:table-cell>
          <table:table-cell table:style-name="ce25" office:value-type="string" calcext:value-type="string">
            <text:p>Peroid</text:p>
          </table:table-cell>
          <table:table-cell table:style-name="ce25" office:value-type="string" calcext:value-type="string">
            <text:p>Reporter</text:p>
          </table:table-cell>
          <table:table-cell table:style-name="ce25" office:value-type="string" calcext:value-type="string">
            <text:p>Partner</text:p>
          </table:table-cell>
          <table:table-cell table:style-name="ce25" office:value-type="string" calcext:value-type="string">
            <text:p>TradeFlows</text:p>
          </table:table-cell>
          <table:table-cell table:style-name="ce25" office:value-type="string" calcext:value-type="string">
            <text:p>HS code</text:p>
          </table:table-cell>
          <table:table-cell table:style-name="ce25" office:value-type="string" calcext:value-type="string">
            <text:p>Rep.Code</text:p>
          </table:table-cell>
          <table:table-cell table:style-name="ce25" office:value-type="string" calcext:value-type="string">
            <text:p>Part code</text:p>
          </table:table-cell>
          <table:table-cell table:style-name="ce25" office:value-type="string" calcext:value-type="string">
            <text:p>Curl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Response size</text:p>
          </table:table-cell>
          <table:table-cell table:style-name="ce42" table:number-columns-repeated="1001"/>
        </table:table-row>
        <table:table-row table:style-name="ro2">
          <table:table-cell table:number-columns-repeated="4" table:style-name="ce3" office:value-type="string" calcext:value-type="string">
            <text:p>null</text:p>
          </table:table-cell>
          <table:table-cell table:style-name="ce10" office:value-type="string" calcext:value-type="string">
            <text:p>Blank</text:p>
          </table:table-cell>
          <table:table-cell table:number-columns-repeated="5" table:style-name="ce16" office:value-type="string" calcext:value-type="string">
            <text:p>Hidden</text:p>
          </table:table-cell>
          <table:table-cell table:style-name="ce26" table:number-columns-repeated="6"/>
          <table:table-cell table:style-name="ce36" table:number-columns-repeated="5"/>
          <table:table-cell table:style-name="ce43" table:number-columns-repeated="1001"/>
        </table:table-row>
        <table:table-row table:style-name="ro3">
          <table:table-cell table:style-name="ce4" office:value-type="string" calcext:value-type="string" table:number-columns-spanned="1" table:number-rows-spanned="2">
            <text:p>selected</text:p>
          </table:table-cell>
          <table:table-cell table:style-name="ce4" office:value-type="string" calcext:value-type="string" table:number-columns-spanned="1" table:number-rows-spanned="2">
            <text:p>null</text:p>
          </table:table-cell>
          <table:table-cell table:style-name="ce4" office:value-type="string" calcext:value-type="string" table:number-columns-spanned="1" table:number-rows-spanned="2">
            <text:p>null</text:p>
          </table:table-cell>
          <table:table-cell table:style-name="ce4" office:value-type="string" calcext:value-type="string" table:number-columns-spanned="1" table:number-rows-spanned="2">
            <text:p>selected (latest by default)</text:p>
          </table:table-cell>
          <table:table-cell table:style-name="ce11" office:value-type="string" calcext:value-type="string" table:number-columns-spanned="1" table:number-rows-spanned="2">
            <text:p>Total value of selected flow to/from each country for selected year (query1)</text:p>
            <text:p>Selected reporter is highlighted</text:p>
          </table:table-cell>
          <table:table-cell table:style-name="ce17" office:value-type="string" calcext:value-type="string" table:number-columns-spanned="1" table:number-rows-spanned="2">
            <text:p>Total value of each flow to/from world for all years (query2)</text:p>
          </table:table-cell>
          <table:table-cell table:style-name="ce22" office:value-type="string" calcext:value-type="string" table:number-columns-spanned="1" table:number-rows-spanned="2">
            <text:p>Show for selected year by total import value (query1)</text:p>
          </table:table-cell>
          <table:table-cell table:style-name="ce14" office:value-type="string" calcext:value-type="string" table:number-columns-spanned="1" table:number-rows-spanned="2">
            <text:p>Show for selected year by total import value (query1)</text:p>
          </table:table-cell>
          <table:table-cell table:style-name="ce22" office:value-type="string" calcext:value-type="string" table:number-columns-spanned="1" table:number-rows-spanned="2">
            <text:p>show for selected year (query1)</text:p>
          </table:table-cell>
          <table:table-cell table:style-name="ce22" office:value-type="string" calcext:value-type="string" table:number-columns-spanned="1" table:number-rows-spanned="2">
            <text:p>show for selected year (query1)</text:p>
          </table:table-cell>
          <table:table-cell table:style-name="ce27" office:value-type="string" calcext:value-type="string">
            <text:p>query1</text:p>
          </table:table-cell>
          <table:table-cell table:style-name="ce26" office:value-type="float" office:value="2012" calcext:value-type="float">
            <text:p>2012</text:p>
          </table:table-cell>
          <table:table-cell table:style-name="ce26" office:value-type="string" calcext:value-type="string">
            <text:p>UK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import, export</text:p>
          </table:table-cell>
          <table:table-cell table:style-name="ce26" office:value-type="string" calcext:value-type="string">
            <text:p>AG2</text:p>
          </table:table-cell>
          <table:table-cell table:style-name="ce36" office:value-type="float" office:value="826" calcext:value-type="float">
            <text:p>826</text:p>
          </table:table-cell>
          <table:table-cell table:style-name="ce36" table:formula="of:=VLOOKUP([.N4];[countries.$A$2:.$B$21];2;0)" office:value-type="string" office:string-value="all" calcext:value-type="string">
            <text:p>all</text:p>
          </table:table-cell>
          <table:table-cell table:style-name="ce39" table:formula="of:=&quot;curl -o &quot;&amp;[.K4]&amp;&quot;-&quot;&amp;[.M4]&amp;&quot;-&quot;&amp;[.N4]&amp;&quot;-&quot;&amp;[.L4]&amp;&quot;-&quot;&amp;[.P4]&amp;&quot;.csv 'http://comtrade.un.org/api/get?fmt=csv&amp;max=50000&amp;type=C&amp;freq=A&amp;px=HS&amp;ps=&quot;&amp;[.L4]&amp;&quot;&amp;r=&quot;&amp;[.Q4]&amp;&quot;&amp;p=&quot;&amp;[.R4]&amp;&quot;&amp;rg=1%2C2&amp;cc=&quot;&amp;[.P4]&amp;&quot;'&quot;" office:value-type="string" office:string-value="curl -o query1-UK-all-2012-AG2.csv 'http://comtrade.un.org/api/get?fmt=csv&amp;max=50000&amp;type=C&amp;freq=A&amp;px=HS&amp;ps=2012&amp;r=826&amp;p=all&amp;rg=1%2C2&amp;cc=AG2'" calcext:value-type="string">
            <text:p>curl -o query1-UK-all-2012-AG2.csv 'http://comtrade.un.org/api/get?fmt=csv&amp;max=50000&amp;type=C&amp;freq=A&amp;px=HS&amp;ps=2012&amp;r=826&amp;p=all&amp;rg=1%2C2&amp;cc=AG2'</text:p>
          </table:table-cell>
          <table:table-cell table:style-name="ce40" office:value-type="time" office:time-value="PT00H00M07S" calcext:value-type="time">
            <text:p>00:00:07</text:p>
          </table:table-cell>
          <table:table-cell table:style-name="ce41" office:value-type="float" office:value="3693" calcext:value-type="float">
            <text:p>3,693 KB</text:p>
          </table:table-cell>
          <table:table-cell table:style-name="ce44" table:number-columns-repeated="1001"/>
        </table:table-row>
        <table:table-row table:style-name="ro4">
          <table:covered-table-cell table:number-columns-repeated="4" table:style-name="ce5"/>
          <table:covered-table-cell table:style-name="ce12"/>
          <table:covered-table-cell table:number-columns-repeated="5" table:style-name="ce18"/>
          <table:table-cell table:style-name="ce28" office:value-type="string" calcext:value-type="string">
            <text:p>query2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UK</text:p>
          </table:table-cell>
          <table:table-cell table:style-name="ce26" office:value-type="string" calcext:value-type="string">
            <text:p>World</text:p>
          </table:table-cell>
          <table:table-cell table:style-name="ce26" office:value-type="string" calcext:value-type="string">
            <text:p>import, export</text:p>
          </table:table-cell>
          <table:table-cell table:style-name="ce26" office:value-type="string" calcext:value-type="string">
            <text:p>TOTAL</text:p>
          </table:table-cell>
          <table:table-cell table:style-name="ce36" office:value-type="float" office:value="826" calcext:value-type="float">
            <text:p>826</text:p>
          </table:table-cell>
          <table:table-cell table:style-name="ce36" table:formula="of:=VLOOKUP([.N5];[countries.$A$2:.$B$21];2;0)" office:value-type="float" office:value="0" calcext:value-type="float">
            <text:p>0</text:p>
          </table:table-cell>
          <table:table-cell table:style-name="ce39" table:formula="of:=&quot;curl -o &quot;&amp;[.K5]&amp;&quot;-&quot;&amp;[.M5]&amp;&quot;-&quot;&amp;[.N5]&amp;&quot;-&quot;&amp;[.L5]&amp;&quot;-&quot;&amp;[.P5]&amp;&quot;.csv 'http://comtrade.un.org/api/get?fmt=csv&amp;max=50000&amp;type=C&amp;freq=A&amp;px=HS&amp;ps=&quot;&amp;[.L5]&amp;&quot;&amp;r=&quot;&amp;[.Q5]&amp;&quot;&amp;p=&quot;&amp;[.R5]&amp;&quot;&amp;rg=1%2C2&amp;cc=&quot;&amp;[.P5]&amp;&quot;'&quot;" office:value-type="string" office:string-value="curl -o query2-UK-World-all-TOTAL.csv 'http://comtrade.un.org/api/get?fmt=csv&amp;max=50000&amp;type=C&amp;freq=A&amp;px=HS&amp;ps=all&amp;r=826&amp;p=0&amp;rg=1%2C2&amp;cc=TOTAL'" calcext:value-type="string">
            <text:p>curl -o query2-UK-World-all-TOTAL.csv 'http://comtrade.un.org/api/get?fmt=csv&amp;max=50000&amp;type=C&amp;freq=A&amp;px=HS&amp;ps=all&amp;r=826&amp;p=0&amp;rg=1%2C2&amp;cc=TOTAL'</text:p>
          </table:table-cell>
          <table:table-cell table:style-name="ce40" office:value-type="time" office:time-value="PT00H00M03S" calcext:value-type="time">
            <text:p>00:00:03</text:p>
          </table:table-cell>
          <table:table-cell table:style-name="ce41" office:value-type="float" office:value="5" calcext:value-type="float">
            <text:p>5 KB</text:p>
          </table:table-cell>
          <table:table-cell table:style-name="ce45" table:number-columns-repeated="1001"/>
        </table:table-row>
        <table:table-row table:style-name="ro5">
          <table:table-cell table:style-name="ce3" office:value-type="string" calcext:value-type="string">
            <text:p>selected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selected</text:p>
          </table:table-cell>
          <table:table-cell table:style-name="ce4" office:value-type="string" calcext:value-type="string">
            <text:p>selected (latest by default)</text:p>
          </table:table-cell>
          <table:table-cell table:style-name="ce13" office:value-type="string" calcext:value-type="string">
            <text:p>Total value of selected flow to/from each country for selected year (query1)</text:p>
            <text:p>Selected reporter and partner are highlighted</text:p>
          </table:table-cell>
          <table:table-cell table:style-name="ce19" office:value-type="string" calcext:value-type="string">
            <text:p>Total value of flows to/from partner for all years (query3)</text:p>
          </table:table-cell>
          <table:table-cell table:style-name="ce16" office:value-type="string" calcext:value-type="string">
            <text:p>Hidden</text:p>
          </table:table-cell>
          <table:table-cell table:style-name="ce19" office:value-type="string" calcext:value-type="string">
            <text:p>show for selected year and partner (query3)</text:p>
          </table:table-cell>
          <table:table-cell table:style-name="ce16" office:value-type="string" calcext:value-type="string">
            <text:p>Hidden</text:p>
          </table:table-cell>
          <table:table-cell table:style-name="ce19" office:value-type="string" calcext:value-type="string">
            <text:p>show for selected year and partner (query3)</text:p>
          </table:table-cell>
          <table:table-cell table:style-name="ce29" office:value-type="string" calcext:value-type="string">
            <text:p>query3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UK</text:p>
          </table:table-cell>
          <table:table-cell table:style-name="ce26" office:value-type="string" calcext:value-type="string">
            <text:p>USA</text:p>
          </table:table-cell>
          <table:table-cell table:style-name="ce26" office:value-type="string" calcext:value-type="string">
            <text:p>import, export</text:p>
          </table:table-cell>
          <table:table-cell table:style-name="ce26" office:value-type="string" calcext:value-type="string">
            <text:p>AG2</text:p>
          </table:table-cell>
          <table:table-cell table:style-name="ce36" table:formula="of:=VLOOKUP([.M6];[countries.$A$3:.$B$21];2;0)" office:value-type="float" office:value="862" calcext:value-type="float">
            <text:p>862</text:p>
          </table:table-cell>
          <table:table-cell table:style-name="ce36" table:formula="of:=VLOOKUP([.N6];[countries.$A$2:.$B$21];2;0)" office:value-type="float" office:value="842" calcext:value-type="float">
            <text:p>842</text:p>
          </table:table-cell>
          <table:table-cell table:style-name="ce39" table:formula="of:=&quot;curl -o &quot;&amp;[.K6]&amp;&quot;-&quot;&amp;[.M6]&amp;&quot;-&quot;&amp;[.N6]&amp;&quot;-&quot;&amp;[.L6]&amp;&quot;-&quot;&amp;[.P6]&amp;&quot;.csv 'http://comtrade.un.org/api/get?fmt=csv&amp;max=50000&amp;type=C&amp;freq=A&amp;px=HS&amp;ps=&quot;&amp;[.L6]&amp;&quot;&amp;r=&quot;&amp;[.Q6]&amp;&quot;&amp;p=&quot;&amp;[.R6]&amp;&quot;&amp;rg=1%2C2&amp;cc=&quot;&amp;[.P6]&amp;&quot;'&quot;" office:value-type="string" office:string-value="curl -o query3-UK-USA-all-AG2.csv 'http://comtrade.un.org/api/get?fmt=csv&amp;max=50000&amp;type=C&amp;freq=A&amp;px=HS&amp;ps=all&amp;r=862&amp;p=842&amp;rg=1%2C2&amp;cc=AG2'" calcext:value-type="string">
            <text:p>curl -o query3-UK-USA-all-AG2.csv 'http://comtrade.un.org/api/get?fmt=csv&amp;max=50000&amp;type=C&amp;freq=A&amp;px=HS&amp;ps=all&amp;r=862&amp;p=842&amp;rg=1%2C2&amp;cc=AG2'</text:p>
          </table:table-cell>
          <table:table-cell table:style-name="ce40" office:value-type="time" office:time-value="PT00H00M01S" calcext:value-type="time">
            <text:p>00:00:01</text:p>
          </table:table-cell>
          <table:table-cell table:style-name="ce41" office:value-type="float" office:value="17" calcext:value-type="float">
            <text:p>17 KB</text:p>
          </table:table-cell>
          <table:table-cell table:style-name="ce43" table:number-columns-repeated="1001"/>
        </table:table-row>
        <table:table-row table:style-name="ro6">
          <table:table-cell table:number-columns-repeated="2" table:style-name="ce3" office:value-type="string" calcext:value-type="string">
            <text:p>selected</text:p>
          </table:table-cell>
          <table:table-cell table:style-name="ce3" office:value-type="string" calcext:value-type="string">
            <text:p>null</text:p>
          </table:table-cell>
          <table:table-cell table:style-name="ce4" office:value-type="string" calcext:value-type="string">
            <text:p>selected (latest by default)</text:p>
          </table:table-cell>
          <table:table-cell table:style-name="ce14" office:value-type="string" calcext:value-type="string">
            <text:p>Value of selected commodity in the selected flow to/from all countries for selected year (query1)</text:p>
            <text:p>Selected reporter is highlighted</text:p>
          </table:table-cell>
          <table:table-cell table:style-name="ce20" office:value-type="string" calcext:value-type="string">
            <text:p>Value of flows to/from world for selected commodity for all years (query4)</text:p>
          </table:table-cell>
          <table:table-cell table:style-name="ce23" office:value-type="string" calcext:value-type="string">
            <text:p>Show for selected year for selected commodity (query6)</text:p>
          </table:table-cell>
          <table:table-cell table:style-name="ce16" office:value-type="string" calcext:value-type="string">
            <text:p>Hidden</text:p>
          </table:table-cell>
          <table:table-cell table:style-name="ce23" office:value-type="string" calcext:value-type="string">
            <text:p>Show for selected year for selected commodity (query6)</text:p>
          </table:table-cell>
          <table:table-cell table:style-name="ce16" office:value-type="string" calcext:value-type="string">
            <text:p>Hidden</text:p>
          </table:table-cell>
          <table:table-cell table:style-name="ce30" office:value-type="string" calcext:value-type="string">
            <text:p>query4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UK</text:p>
          </table:table-cell>
          <table:table-cell table:style-name="ce26" office:value-type="string" calcext:value-type="string">
            <text:p>World</text:p>
          </table:table-cell>
          <table:table-cell table:style-name="ce26" office:value-type="string" calcext:value-type="string">
            <text:p>import, export</text:p>
          </table:table-cell>
          <table:table-cell table:style-name="ce26" office:value-type="float" office:value="72" calcext:value-type="float">
            <text:p>72</text:p>
          </table:table-cell>
          <table:table-cell table:style-name="ce36" table:formula="of:=VLOOKUP([.M7];[countries.$A$3:.$B$21];2;0)" office:value-type="float" office:value="862" calcext:value-type="float">
            <text:p>862</text:p>
          </table:table-cell>
          <table:table-cell table:style-name="ce36" table:formula="of:=VLOOKUP([.N7];[countries.$A$2:.$B$21];2;0)" office:value-type="float" office:value="0" calcext:value-type="float">
            <text:p>0</text:p>
          </table:table-cell>
          <table:table-cell table:style-name="ce39" table:formula="of:=&quot;curl -o &quot;&amp;[.K7]&amp;&quot;-&quot;&amp;[.M7]&amp;&quot;-&quot;&amp;[.N7]&amp;&quot;-&quot;&amp;[.L7]&amp;&quot;-&quot;&amp;[.P7]&amp;&quot;.csv 'http://comtrade.un.org/api/get?fmt=csv&amp;max=50000&amp;type=C&amp;freq=A&amp;px=HS&amp;ps=&quot;&amp;[.L7]&amp;&quot;&amp;r=&quot;&amp;[.Q7]&amp;&quot;&amp;p=&quot;&amp;[.R7]&amp;&quot;&amp;rg=1%2C2&amp;cc=&quot;&amp;[.P7]&amp;&quot;'&quot;" office:value-type="string" office:string-value="curl -o query4-UK-World-all-72.csv 'http://comtrade.un.org/api/get?fmt=csv&amp;max=50000&amp;type=C&amp;freq=A&amp;px=HS&amp;ps=all&amp;r=862&amp;p=0&amp;rg=1%2C2&amp;cc=72'" calcext:value-type="string">
            <text:p>curl -o query4-UK-World-all-72.csv 'http://comtrade.un.org/api/get?fmt=csv&amp;max=50000&amp;type=C&amp;freq=A&amp;px=HS&amp;ps=all&amp;r=862&amp;p=0&amp;rg=1%2C2&amp;cc=72'</text:p>
          </table:table-cell>
          <table:table-cell table:style-name="ce40" office:value-type="time" office:time-value="PT00H00M02S" calcext:value-type="time">
            <text:p>00:00:02</text:p>
          </table:table-cell>
          <table:table-cell table:style-name="ce41" office:value-type="float" office:value="4" calcext:value-type="float">
            <text:p>4 KB</text:p>
          </table:table-cell>
          <table:table-cell table:style-name="ce43" table:number-columns-repeated="1001"/>
        </table:table-row>
        <table:table-row table:style-name="ro7">
          <table:table-cell table:number-columns-repeated="3" table:style-name="ce6" office:value-type="string" calcext:value-type="string">
            <text:p>selected</text:p>
          </table:table-cell>
          <table:table-cell table:style-name="ce3" office:value-type="string" calcext:value-type="string">
            <text:p>selected (latest by default)</text:p>
          </table:table-cell>
          <table:table-cell table:style-name="ce14" office:value-type="string" calcext:value-type="string">
            <text:p>Value of selected commodity for selected flow to/from each country for selected year (query1)</text:p>
            <text:p>Selected reporter and partner are highlighted</text:p>
          </table:table-cell>
          <table:table-cell table:style-name="ce21" office:value-type="string" calcext:value-type="string">
            <text:p>Value of flows to/from partner for selected commodity for all years (query5)</text:p>
          </table:table-cell>
          <table:table-cell table:number-columns-repeated="4" table:style-name="ce16" office:value-type="string" calcext:value-type="string">
            <text:p>Hidden</text:p>
          </table:table-cell>
          <table:table-cell table:style-name="ce31" office:value-type="string" calcext:value-type="string">
            <text:p>query5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UK</text:p>
          </table:table-cell>
          <table:table-cell table:style-name="ce26" office:value-type="string" calcext:value-type="string">
            <text:p>USA</text:p>
          </table:table-cell>
          <table:table-cell table:style-name="ce26" office:value-type="string" calcext:value-type="string">
            <text:p>import, export</text:p>
          </table:table-cell>
          <table:table-cell table:style-name="ce26" office:value-type="float" office:value="72" calcext:value-type="float">
            <text:p>72</text:p>
          </table:table-cell>
          <table:table-cell table:style-name="ce36" table:formula="of:=VLOOKUP([.M8];[countries.$A$3:.$B$21];2;0)" office:value-type="float" office:value="862" calcext:value-type="float">
            <text:p>862</text:p>
          </table:table-cell>
          <table:table-cell table:style-name="ce36" table:formula="of:=VLOOKUP([.N8];[countries.$A$2:.$B$21];2;0)" office:value-type="float" office:value="842" calcext:value-type="float">
            <text:p>842</text:p>
          </table:table-cell>
          <table:table-cell table:style-name="ce39" table:formula="of:=&quot;curl -o &quot;&amp;[.K8]&amp;&quot;-&quot;&amp;[.M8]&amp;&quot;-&quot;&amp;[.N8]&amp;&quot;-&quot;&amp;[.L8]&amp;&quot;.csv 'http://comtrade.un.org/api/get?fmt=csv&amp;max=50000&amp;type=C&amp;freq=A&amp;px=HS&amp;ps=&quot;&amp;[.L8]&amp;&quot;&amp;r=&quot;&amp;[.Q8]&amp;&quot;&amp;p=&quot;&amp;[.R8]&amp;&quot;&amp;rg=1%2C2&amp;cc=&quot;&amp;[.P8]&amp;&quot;'&quot;" office:value-type="string" office:string-value="curl -o query5-UK-USA-all.csv 'http://comtrade.un.org/api/get?fmt=csv&amp;max=50000&amp;type=C&amp;freq=A&amp;px=HS&amp;ps=all&amp;r=862&amp;p=842&amp;rg=1%2C2&amp;cc=72'" calcext:value-type="string">
            <text:p>curl -o query5-UK-USA-all.csv 'http://comtrade.un.org/api/get?fmt=csv&amp;max=50000&amp;type=C&amp;freq=A&amp;px=HS&amp;ps=all&amp;r=862&amp;p=842&amp;rg=1%2C2&amp;cc=72'</text:p>
          </table:table-cell>
          <table:table-cell table:style-name="ce40" office:value-type="time" office:time-value="PT00H00M03S" calcext:value-type="time">
            <text:p>00:00:03</text:p>
          </table:table-cell>
          <table:table-cell table:style-name="ce41" office:value-type="float" office:value="4" calcext:value-type="float">
            <text:p>4 KB</text:p>
          </table:table-cell>
          <table:table-cell table:style-name="ce46" table:number-columns-repeated="1001"/>
        </table:table-row>
        <table:table-row table:style-name="ro8">
          <table:table-cell table:number-columns-repeated="10"/>
          <table:table-cell table:style-name="ce32" office:value-type="string" calcext:value-type="string">
            <text:p>query6</text:p>
          </table:table-cell>
          <table:table-cell table:style-name="ce26" office:value-type="float" office:value="2012" calcext:value-type="float">
            <text:p>2012</text:p>
          </table:table-cell>
          <table:table-cell table:style-name="ce26" office:value-type="string" calcext:value-type="string">
            <text:p>UK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import, export</text:p>
          </table:table-cell>
          <table:table-cell table:style-name="ce26" office:value-type="float" office:value="72" calcext:value-type="float">
            <text:p>72</text:p>
          </table:table-cell>
          <table:table-cell table:style-name="ce36" table:formula="of:=VLOOKUP([.M9];[countries.$A$3:.$B$21];2;0)" office:value-type="float" office:value="862" calcext:value-type="float">
            <text:p>862</text:p>
          </table:table-cell>
          <table:table-cell table:style-name="ce36" table:formula="of:=VLOOKUP([.N9];[countries.$A$2:.$B$21];2;0)" office:value-type="string" office:string-value="all" calcext:value-type="string">
            <text:p>all</text:p>
          </table:table-cell>
          <table:table-cell table:style-name="ce39" table:formula="of:=&quot;curl -o &quot;&amp;[.K9]&amp;&quot;-&quot;&amp;[.M9]&amp;&quot;-&quot;&amp;[.N9]&amp;&quot;-&quot;&amp;[.L9]&amp;&quot;.csv 'http://comtrade.un.org/api/get?fmt=csv&amp;max=50000&amp;type=C&amp;freq=A&amp;px=HS&amp;ps=&quot;&amp;[.L9]&amp;&quot;&amp;r=&quot;&amp;[.Q9]&amp;&quot;&amp;p=&quot;&amp;[.R9]&amp;&quot;&amp;rg=1%2C2&amp;cc=&quot;&amp;[.P9]&amp;&quot;'&quot;" office:value-type="string" office:string-value="curl -o query6-UK-all-2012.csv 'http://comtrade.un.org/api/get?fmt=csv&amp;max=50000&amp;type=C&amp;freq=A&amp;px=HS&amp;ps=2012&amp;r=862&amp;p=all&amp;rg=1%2C2&amp;cc=72'" calcext:value-type="string">
            <text:p>curl -o query6-UK-all-2012.csv 'http://comtrade.un.org/api/get?fmt=csv&amp;max=50000&amp;type=C&amp;freq=A&amp;px=HS&amp;ps=2012&amp;r=862&amp;p=all&amp;rg=1%2C2&amp;cc=72'</text:p>
          </table:table-cell>
          <table:table-cell table:style-name="ce40" office:value-type="time" office:time-value="PT00H00M07S" calcext:value-type="time">
            <text:p>00:00:07</text:p>
          </table:table-cell>
          <table:table-cell table:style-name="ce41" office:value-type="float" office:value="7" calcext:value-type="float">
            <text:p>7 KB</text:p>
          </table:table-cell>
          <table:table-cell table:number-columns-repeated="1001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untries" table:style-name="ta1"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</table:table-row>
        <table:table-row table:style-name="ro1">
          <table:table-cell table:number-columns-repeated="2"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countries.A1:countries.B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3" number:min-integer-digits="1" number:display-factor="1000000"/>
      <number:text> TB</number:text>
    </number:number-style>
    <number:number-style style:name="N113P1" style:volatile="true">
      <number:number number:decimal-places="3" number:min-integer-digits="1" number:display-factor="1000"/>
      <number:text> GB</number:text>
    </number:number-style>
    <number:number-style style:name="N113">
      <number:number number:decimal-places="3" number:min-integer-digits="1"/>
      <number:text> MB</number:text>
      <style:map style:condition="value()&gt;1000000" style:apply-style-name="N113P0"/>
      <style:map style:condition="value()&gt;1000" style:apply-style-name="N113P1"/>
    </number:number-style>
    <number:number-style style:name="N114P0" style:volatile="true">
      <number:number number:decimal-places="3" number:min-integer-digits="1" number:display-factor="1000"/>
      <number:text> GB</number:text>
    </number:number-style>
    <number:number-style style:name="N114">
      <number:number number:decimal-places="3" number:min-integer-digits="1"/>
      <number:text> MB</number:text>
      <style:map style:condition="value()&gt;1000" style:apply-style-name="N114P0"/>
    </number:number-style>
    <number:number-style style:name="N116P0" style:volatile="true">
      <number:number number:decimal-places="3" number:min-integer-digits="1" number:display-factor="1000"/>
      <number:text> MB</number:text>
    </number:number-style>
    <number:number-style style:name="N116">
      <number:number number:decimal-places="3" number:min-integer-digits="1"/>
      <number:text> KB</number:text>
      <style:map style:condition="value()&gt;1000" style:apply-style-name="N116P0"/>
    </number:number-style>
    <number:number-style style:name="N117P0" style:volatile="true">
      <number:number number:decimal-places="3" number:min-integer-digits="1" number:display-factor="1000"/>
      <number:text> MB</number:text>
    </number:number-style>
    <number:number-style style:name="N117">
      <number:number number:decimal-places="0" number:min-integer-digits="1"/>
      <number:text> KB</number:text>
      <style:map style:condition="value()&gt;1000" style:apply-style-name="N117P0"/>
    </number:number-style>
    <number:number-style style:name="N118">
      <number:number number:decimal-places="0" number:min-integer-digits="1"/>
      <number:text> kb</number:text>
    </number:number-style>
    <number:number-style style:name="N119">
      <number:number number:decimal-places="0" number:min-integer-digits="1" number:grouping="true"/>
      <number:text> KB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6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 style:data-style-name="N2" text:time-value="15:38:43.862319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5:28:58.944458994</meta:creation-date>
    <dc:date>2015-02-14T23:58:16.922304356</dc:date>
    <meta:editing-duration>PT11H27M8S</meta:editing-duration>
    <meta:editing-cycles>12</meta:editing-cycles>
    <meta:generator>LibreOffice/4.4.0.3$Linux_X86_64 LibreOffice_project/40m0$Build-3</meta:generator>
    <meta:document-statistic meta:table-count="2" meta:cell-count="156" meta:object-count="0"/>
  </office:meta>
</office:document-meta>
</file>